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cid-splash">Acid Splas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/>
          <table:table-cell office:value-type="string">
            <text:p>ACID DAMAGE 2x TARGETS</text:p>
          </table:table-cell>
        </table:table-row>
        <table:table-row table:style-name="ro1">
          <table:table-cell office:value-type="string">
            <text:p><text:a xlink:href="http://dnd5e.wikidot.com/spell:blade-ward">Blade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/>
          <table:table-cell office:value-type="string">
            <text:p>RESIST WEAPON DAMAGE</text:p>
          </table:table-cell>
        </table:table-row>
        <table:table-row table:style-name="ro2">
          <table:table-cell office:value-type="string">
            <text:p><text:a xlink:href="http://dnd5e.wikidot.com/spell:booming-blade">Booming Blad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1 round</text:p>
          </table:table-cell>
          <table:table-cell office:value-type="string">
            <text:p>S, M</text:p>
          </table:table-cell>
          <table:table-cell/>
          <table:table-cell office:value-type="string">
            <text:p>EMPOWER WEAPON + DELAYED DAMAGE</text:p>
          </table:table-cell>
        </table:table-row>
        <table:table-row table:style-name="ro1">
          <table:table-cell office:value-type="string">
            <text:p><text:a xlink:href="http://dnd5e.wikidot.com/spell:chill-touch">Chill Touc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/>
          <table:table-cell office:value-type="string">
            <text:p>COLD DAMAGE + NO HP GAIN + CONDITIONAL DISADVANTAGE</text:p>
          </table:table-cell>
        </table:table-row>
        <table:table-row table:style-name="ro2">
          <table:table-cell office:value-type="string">
            <text:p><text:a xlink:href="http://dnd5e.wikidot.com/spell:control-flames">Control Flame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  <table:table-cell/>
          <table:table-cell office:value-type="string">
            <text:p>CONTROL FLAMES</text:p>
          </table:table-cell>
        </table:table-row>
        <table:table-row table:style-name="ro3">
          <table:table-cell office:value-type="string">
            <text:p><text:a xlink:href="http://dnd5e.wikidot.com/spell:create-bonfire">Create Bonfi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ancing-lights">Dancing Light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ecompose">Decompose (HB)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ruidcraft">Druidcraf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eldritch-blast">Eldritch Bla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encode-thoughts">Encode Thought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8 hour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re-bolt">Fire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riends">Friend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rostbite">Frostbit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reen-flame-blade">Green-Flame Blad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uidance">Guidanc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ust">Gus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and-of-radiance">Hand of Radiance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nfestation">Infestati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ight">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lightning-lure">Lightning Lu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e-hand">Mage Ha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agic-stone">Magic Ston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ending">Mending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essage">Messag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nd-sliver">Mind Sliv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nor-illusion">Minor Illusi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old-earth">Mold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on-off">On/Off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oison-spray">Poison Spra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restidigitation">Prestidigitat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rimal-savagery">Primal Savager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table:number-columns-repeated="2" office:value-type="string">
            <text:p>Self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roduce-flame">Produce Flam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y-of-frost">Ray of Fro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esistance">Resistanc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acred-flame">Sacred Flam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apping-sting">Sapping Sting</text:a></text:p>
          </table:table-cell>
          <table:table-cell office:value-type="string">
            <text:p>Necromancy D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hape-water">Shape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hillelagh">Shillelagh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hocking-grasp">Shocking Grasp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pare-the-dying">Spare the Dying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word-burst">Sword Bur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haumaturgy">Thaumaturg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horn-whip">Thorn Whi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hunderclap">Thunderclap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oll-the-dead">Toll the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rue-strike">True Strik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 up to 1 round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vicious-mockery">Vicious Mockery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virtue">Virtue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ord-of-radiance">Word of Radian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bsorb-elements">Absorb Elements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cid-stream">Acid Stream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larm">Alarm</text:a></text:p>
          </table:table-cell>
          <table:table-cell office:value-type="string">
            <text:p>Abjurat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imal-friendship">Animal Friendshi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rcane-weapon">Arcane Weapon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rmor-of-agathys">Armor of Agathys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rms-of-hadar">Arms of Hada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ane">Ban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east-bond">Beast Bond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less">Bles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burning-hands">Burning Ha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atapult">Catapul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ause-fear">Cause Fear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eremony">Ceremony</text:a></text:p>
          </table:table-cell>
          <table:table-cell office:value-type="string">
            <text:p>Evoc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haos-bolt">Chaos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harm-person">Charm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hromatic-orb">Chromatic Orb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lor-spray">Color Spra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mmand">Comma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ompelled-duel">Compelled Duel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mprehend-languages">Comprehend Language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reate-or-destroy-water">Create or Destroy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ure-wounds">Cure Wou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etect-evil-and-good">Detect Evil and Good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etect-magic">Detect Magic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etect-poison-and-disease">Detect Poison and Disease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sguise-self">Disguise Self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ssonant-whispers">Dissonant Whisper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stort-value">Distort Value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ivine-favor">Divine Favor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earth-tremor">Earth Tremo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nsnaring-strike">Ensnaring Strike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ntangle">Entangl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xpeditious-retreat">Expeditious Retreat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aerie-fire">Faerie Fi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alse-life">False Lif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eather-fall">Feather Fall</text:a></text:p>
          </table:table-cell>
          <table:table-cell office:value-type="string">
            <text:p>Transmut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d-familiar">Find Familiar</text:a></text:p>
          </table:table-cell>
          <table:table-cell office:value-type="string">
            <text:p>Conjuration</text:p>
          </table:table-cell>
          <table:table-cell office:value-type="string">
            <text:p>1 Hour R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og-cloud">Fog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rost-fingers">Frost Finge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ift-of-alacrity">Gift of Alacrity</text:a></text:p>
          </table:table-cell>
          <table:table-cell office:value-type="string">
            <text:p>Divination DC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oodberry">Goodberr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rease">Greas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uiding-bolt">Guiding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uiding-hand-ua">Guiding Hand (UA)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5 feet</text:p>
          </table:table-cell>
          <table:table-cell office:value-type="string">
            <text:p>Concentration, up to 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ail-of-thorns">Hail of Thorns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ealing-elixir-ua">Healing Elixir (UA)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healing-word">Healing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ellish-rebuke">Hellish Rebuke</text:a></text:p>
          </table:table-cell>
          <table:table-cell office:value-type="string">
            <text:p>Evoc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eroism">Heroism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hex">Hex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hunters-mark">Hunter's Mark</text:a></text:p>
          </table:table-cell>
          <table:table-cell office:value-type="string">
            <text:p>Divination</text:p>
          </table:table-cell>
          <table:table-cell office:value-type="string">
            <text:p>1 Bonus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ce-knife">Ice Knif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d-insinuation">Id Insinuation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dentify">Identify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llusory-script">Illusory Script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10 day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fallible-relay">Infallible Relay (UA)</text:a></text:p>
          </table:table-cell>
          <table:table-cell office:value-type="string">
            <text:p>Divination T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nflict-wounds">Inflict Wound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jims-magic-missile">Jim's Magic Missi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jump">Jum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longstrider">Longstrid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e-armor">Mage Armor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ic-missile">Magic Missi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agnify-gravity">Magnify Gravity</text:a></text:p>
          </table:table-cell>
          <table:table-cell office:value-type="string">
            <text:p>Transmutation DG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protection-from-evil-and-good">Protection from Evil and Goo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uppet">Puppet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urify-food-and-drink">Purify Food and Drink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y-of-sickness">Ray of Sicknes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emote-access">Remote Access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anctuary">Sanctuary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earing-smite">Sear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ense-emotion">Sense Emotion (UA)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hield">Shield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hield-of-faith">Shield of Faith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ilent-image">Silent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ilvery-barbs">Silvery Barbs</text:a></text:p>
          </table:table-cell>
          <table:table-cell office:value-type="string">
            <text:p>Enchantment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leep">Slee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nare">Snare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peak-with-animals">Speak with Animal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dden-awakening">Sudden Awakening (UA)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ashas-caustic-brew">Tasha's Caustic Brew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ashas-hideous-laughter">Tasha's Hideous Laugh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ensers-floating-disk">Tenser's Floating Disk</text:a></text:p>
          </table:table-cell>
          <table:table-cell office:value-type="string">
            <text:p>Conjur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hunderous-smite">Thunderous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hunderwave">Thunderwav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ub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unearthly-chorus">Unearthly Chorus (UA)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unseen-servant">Unseen Servant</text:a></text:p>
          </table:table-cell>
          <table:table-cell office:value-type="string">
            <text:p>Conjuration</text:p>
          </table:table-cell>
          <table:table-cell office:value-type="string">
            <text:p>1 Action R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ild-cunning">Wild Cunning (UA)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itch-bolt">Witch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rathful-smite">Wrathful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zephyr-strike">Zephyr Strik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ganazzars-scorcher">Aganazzar's Scorch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id">Ai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ir-bubble">Air Bubbl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lter-self">Alter Self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imal-messenger">Animal Messenger</text:a></text:p>
          </table:table-cell>
          <table:table-cell office:value-type="string">
            <text:p>Enchantment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rcane-hacking">Arcane Hacking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rcane-lock">Arcane Lock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ugury">Augury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barkskin">Barkski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beast-sense">Beast Sense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blindness-deafness">Blindness/Deafnes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lur">Blu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borrowed-knowledge">Borrowed Knowledg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randing-smite">Brand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alm-emotions">Calm Emotion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loud-of-daggers">Cloud of Dagger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tinual-flame">Continual Flam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rdon-of-arrows">Cordon of Arrow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rown-of-madness">Crown of Madnes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arkness">Darknes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arkvision">Darkvis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etect-thoughts">Detect Thought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igital-phantom">Digital Phantom (UA)</text:a></text:p>
          </table:table-cell>
          <table:table-cell office:value-type="string">
            <text:p>Abjuration 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ragons-breath">Dragon's Breath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ust-devil">Dust Devi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arthbind">Earthbind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enhance-ability">Enhance Abilit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nlarge-reduce">Enlarge/Reduc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enthrall">Enthrall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d-steed">Find Steed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d-traps">Find Trap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d-vehicle">Find Vehicle (UA)</text:a></text:p>
          </table:table-cell>
          <table:table-cell office:value-type="string">
            <text:p>Conjuration T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lame-blade">Flame Blad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laming-sphere">Flaming Sphe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lock-of-familiars">Flock of Familiar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ortunes-favor">Fortune's Favor</text:a></text:p>
          </table:table-cell>
          <table:table-cell office:value-type="string">
            <text:p>Divination D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entle-repose">Gentle Repose</text:a></text:p>
          </table:table-cell>
          <table:table-cell office:value-type="string">
            <text:p>Necromancy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ift-of-gab">Gift of Gab</text:a></text:p>
          </table:table-cell>
          <table:table-cell office:value-type="string">
            <text:p>Enchantment</text:p>
          </table:table-cell>
          <table:table-cell office:value-type="string">
            <text:p>Re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ust-of-wind">Gust of 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ealing-spirit">Healing Spirit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eat-metal">Heat Metal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old-person">Hold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icingdeath-s-frost">Icingdeath's Frost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immovable-object">Immovable Object</text:a></text:p>
          </table:table-cell>
          <table:table-cell office:value-type="string">
            <text:p>Transmutation DG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invisibility">Invisibilit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jims-glowing-coin">Jim's Glowing Coi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kinetic-jaunt">Kinetic Jaunt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knock">Kno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esser-restoration">Lesser Restora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levitate">Levit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ocate-animals-or-plants">Locate Animals or Plant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locate-object">Locate Object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ic-mouth">Magic Mouth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agic-weapon">Magic Weapon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aximillians-earthen-grasp">Maximillian's Earthen Gras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elfs-acid-arrow">Melf's Acid Arrow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ental-barrier">Mental Barrier (UA)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ind-spike">Mind Spik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ind-thrust">Mind Thrust (UA)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rror-image">Mirror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isty-step">Misty Step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oonbeam">Moonbea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nathairs-mischief">Nathair's Mischief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f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nathairs-mischief-ua">Nathair's Mischief (UA)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nystuls-magic-aura">Nystul's Magic Aura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ass-without-trace">Pass Without Trac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phantasmal-force">Phantasmal Forc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rayer-of-healing">Prayer of Healing</text:a></text:p>
          </table:table-cell>
          <table:table-cell office:value-type="string">
            <text:p>Evoc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rotection-from-poison">Protection from Pois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yrotechnics">Pyrotechnic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ray-of-enfeeblement">Ray of Enfeeblement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imes-binding-ice">Rime's Binding I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ope-trick">Rope Tri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corching-ray">Scorching Ra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ee-invisibility">See Invisibility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hadow-blade">Shadow Blade</text:a></text:p>
          </table:table-cell>
          <table:table-cell office:value-type="string">
            <text:p>Illus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hatter">Shatt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ilence">Silence</text:a></text:p>
          </table:table-cell>
          <table:table-cell office:value-type="string">
            <text:p>Illusion</text:p>
          </table:table-cell>
          <table:table-cell office:value-type="string">
            <text:p>1 Action R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kywrite">Skywrite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Sight</text:p>
          </table:table-cell>
          <table:table-cell office:value-type="string">
            <text:p>Concentration, up to 1 day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nillocs-snowball-storm">Snilloc's Snowball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pider-climb">Spider Climb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pike-growth">Spike Grow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piritual-weapon">Spiritual Weapon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pray-of-cards">Spray Of Card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pray-of-cards-ua">Spray of Cards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-foot cone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ggestion">Suggest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8 hour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beast">Summon Bea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ashas-mind-whip">Tasha's Mind Whi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hought-shield">Thought Shield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vortex-warp">Vortex Warp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arding-bond">Warding Bon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rding-wind">Warding 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rp-sense">Warp Sens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eb">Web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ither-and-bloom">Wither and Bloom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ristpocket">Wristpocket</text:a></text:p>
          </table:table-cell>
          <table:table-cell office:value-type="string">
            <text:p>Conjuration D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zone-of-truth">Zone of Truth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imate-dead">Animate Dead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tagonize">Antagoniz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tagonize-ua">Antagonize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shardalons-stride">Ashardalon's Strid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ura-of-vitality">Aura of Vitalit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eacon-of-hope">Beacon of Hop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estow-curse">Bestow Curs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linding-smite">Blind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blink">Blin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all-lightning">Call Lightning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atnap">Catna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0 minute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lairvoyance">Clairvoyance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1 mile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animals">Conjure Animal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barrage">Conjure Barrag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lesser-demon">Conjure Lesser Demon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unterspell">Counterspell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reate-food-and-water">Create Food and Wat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rusaders-mantle">Crusader's Mant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aylight">Day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spel-magic">Dispel Magic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elemental-weapon">Elemental Weap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nemies-abound">Enemies Abou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erupting-earth">Erupting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ast-friends">Fast Friend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ear">Fea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eign-death">Feign Death</text:a></text:p>
          </table:table-cell>
          <table:table-cell office:value-type="string">
            <text:p>Necromancy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reball">Fireb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lame-arrows">Flame Arrow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lame-stride">Flame Stride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ly">Fl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reedom-of-the-waves">Freedom of the Waves (HB)</text:a></text:p>
          </table:table-cell>
          <table:table-cell office:value-type="string">
            <text:p>Conjuration HB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alders-tower">Galder's Tower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aseous-form">Gaseous Form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lyph-of-warding">Glyph of Warding</text:a></text:p>
          </table:table-cell>
          <table:table-cell office:value-type="string">
            <text:p>Abjur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aste">Has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aywire">Haywire (UA)</text:a></text:p>
          </table:table-cell>
          <table:table-cell office:value-type="string">
            <text:p>Enchantment 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ouse-of-cards-ua">House of Cards (UA)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unger-of-hadar">Hunger Of Hada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ypnotic-pattern">Hypnotic Patter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cite-greed">Incite Gree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intellect-fortress">Intellect Fortress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isibility-to-cameras">Invisibility To Cameras (UA)</text:a></text:p>
          </table:table-cell>
          <table:table-cell office:value-type="string">
            <text:p>Illusion T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leomunds-tiny-hut">Leomund's Tiny Hut</text:a></text:p>
          </table:table-cell>
          <table:table-cell office:value-type="string">
            <text:p>Evocation</text:p>
          </table:table-cell>
          <table:table-cell office:value-type="string">
            <text:p>1 Minute R</text:p>
          </table:table-cell>
          <table:table-cell office:value-type="string">
            <text:p>Self (10-foot radius hemisphere)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ife-transference">Life Transferenc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lightning-arrow">Lightning Arrow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lightning-bolt">Lightning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00-foot li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ic-circle">Magic Circle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ajor-image">Major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ass-healing-word">Mass Healing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eld-into-stone">Meld into Stone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elfs-minute-meteors">Melf's Minute Meteo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20 feet)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otivational-speech">Motivational Speech</text:a></text:p>
          </table:table-cell>
          <table:table-cell office:value-type="string">
            <text:p>Enchantment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nondetection">Nondetec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hantom-steed">Phantom Steed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lant-growth">Plant Growth</text:a></text:p>
          </table:table-cell>
          <table:table-cell office:value-type="string">
            <text:p>Transmutation</text:p>
          </table:table-cell>
          <table:table-cell office:value-type="string">
            <text:p>1 Action or 8 Hours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protection-from-ballistics">Protection from Ballistics (UA)</text:a></text:p>
          </table:table-cell>
          <table:table-cell office:value-type="string">
            <text:p>Abjuration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rotection-from-energy">Protection from Energ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sionic-blast">Psionic Blast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ulse-wave">Pulse Wave</text:a></text:p>
          </table:table-cell>
          <table:table-cell office:value-type="string">
            <text:p>Evocation D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emove-curse">Remove Curs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evivify">Revivify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ending">Sending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Unlimited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leet-storm">Sleet Storm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low">Slow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peak-with-dead">Speak with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peak-with-plants">Speak with Plant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pirit-guardians">Spirit Guardia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5-foot radius)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pirit-shroud">Spirit Shroud</text:a></text:p>
          </table:table-cell>
          <table:table-cell office:value-type="string">
            <text:p>Necromancy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tinking-cloud">Stinking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fey">Summon F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lesser-demons">Summon Lesser Demo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shadowspawn">Summon Shadowspaw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undead">Summon Un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warrior-spirit">Summon Warrior Spirit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hunder-step">Thunder Step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idal-wave">Tidal Wav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iny-servant">Tiny Servant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ongues">Tongue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vampiric-touch">Vampiric Touc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sand">Wall of Sa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water">Wall of Wat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ater-breathing">Water Breathing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ater-walk">Water Walk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ind-wall">Wind W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rcane-eye">Arcane Ey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ura-of-life">Aura of Lif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ura-of-purity">Aura of Pur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anishment">Banishment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blight">Blight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harm-monster">Charm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ompulsion">Compuls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onfusion">Confus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barlgura">Conjure Barlgura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jure-knowbot">Conjure Knowbot (UA)</text:a></text:p>
          </table:table-cell>
          <table:table-cell office:value-type="string">
            <text:p>Conjuration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minor-elementals">Conjure Minor Elemental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shadow-demon">Conjure Shadow Demon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woodland-beings">Conjure Woodland Being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ontrol-water">Control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eath-ward">Death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mension-door">Dimension Doo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ivination">Divination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ominate-beast">Dominate Beast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go-whip">Ego Whip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lemental-bane">Elemental Ba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vards-black-tentacles">Evard's Black Tentacle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abricate">Fabricate</text:a></text:p>
          </table:table-cell>
          <table:table-cell office:value-type="string">
            <text:p>Transmutation</text:p>
          </table:table-cell>
          <table:table-cell office:value-type="string">
            <text:p>10 Minutes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d-greater-steed">Find Greater Steed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re-shield">Fire Shiel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reedom-of-movement">Freedom of Movement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alders-speedy-courier">Galder's Speedy Couri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ate-seal">Gate Seal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iant-insect">Giant Insec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rasping-vine">Grasping Vine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ravity-sinkhole">Gravity Sinkhole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reater-invisibility">Greater Invisibilit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uardian-of-faith">Guardian of Fait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uardian-of-nature">Guardian of Natur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allucinatory-terrain">Hallucinatory Terrain</text:a></text:p>
          </table:table-cell>
          <table:table-cell office:value-type="string">
            <text:p>Illusion</text:p>
          </table:table-cell>
          <table:table-cell office:value-type="string">
            <text:p>10 Minutes</text:p>
          </table:table-cell>
          <table:table-cell office:value-type="string">
            <text:p>30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ce-storm">Ice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eomunds-secret-chest">Leomund's Secret Che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locate-creature">Locate Creatur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ordenkainens-faithful-hound">Mordenkainen's Faithful Hou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ordenkainens-private-sanctum">Mordenkainen's Private Sanctum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12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otilukes-resilient-sphere">Otiluke's Resilient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phantasmal-killer">Phantasmal Kille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olymorph">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ulothims-psychic-lance">Raulothim's Psychic Lanc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ulothims-psychic-lance-ua">Raulothim's Psychic Lance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hadow-of-moil">Shadow Of Moil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ickening-radiance">Sickening Radian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pirit-of-death">Spirit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pirit-of-death-ua">Spirit of Death (UA)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taggering-smite">Stagger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tone-shape">Stone Shap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toneskin">Stoneski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torm-sphere">Storm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aberration">Summon Aberrati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construct">Summon Construc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elemental">Summon Element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greater-demon">Summon Greater Dem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ynchronicity">Synchronicity (UA)</text:a></text:p>
          </table:table-cell>
          <table:table-cell office:value-type="string">
            <text:p>Enchantment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ystem-backdoor">System Backdoor (UA)</text:a></text:p>
          </table:table-cell>
          <table:table-cell office:value-type="string">
            <text:p>Transmutation T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vitriolic-sphere">Vitriolic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fire">Wall of Fi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tery-sphere">Watery Sphe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idogast-s-vault-of-amber-hb">Widogast's Vault of Amber (HB)</text:a></text:p>
          </table:table-cell>
          <table:table-cell office:value-type="string">
            <text:p>Transmut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idogast-s-web-of-fire-hb">Widogast's Web of Fire (HB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nimate-objects">Animate Object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ntilife-shell">Antilife Shell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waken">Awaken</text:a></text:p>
          </table:table-cell>
          <table:table-cell office:value-type="string">
            <text:p>Transmutation</text:p>
          </table:table-cell>
          <table:table-cell office:value-type="string">
            <text:p>8 Hours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anishing-smite">Banishing Smite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igbys-hand">Bigby's Ha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ircle-of-power">Circle of Power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loudkill">Cloudkil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mmune">Commun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mmune-with-city">Commune with City (UA)</text:a></text:p>
          </table:table-cell>
          <table:table-cell office:value-type="string">
            <text:p>Divination T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mmune-with-nature">Commune with Natur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e-of-cold">Cone of Col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elemental">Conjure Element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jure-volley">Conjure Voll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vrock">Conjure Vrock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tact-other-plane">Contact Other Plan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tagion">Contagion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7 day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trol-winds">Control Wind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reate-spelljamming-helm">Create Spelljamming Helm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S,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reation">Creation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Special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anse-macabre">Danse Macabr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awn">Dawn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estructive-wave">Destructive Wav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ispel-evil-and-good">Dispel Evil and Goo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ominate-person">Dominate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ream">Dream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Special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nervation">Enervation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ar-step">Far Step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lame-strike">Flame Strik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reedom-of-the-winds">Freedom of the Winds (HB)</text:a></text:p>
          </table:table-cell>
          <table:table-cell office:value-type="string">
            <text:p>Abjuration HB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eas">Geas</text:a></text:p>
          </table:table-cell>
          <table:table-cell office:value-type="string">
            <text:p>Enchantment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30 day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reater-restoration">Greater Restora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allow">Hallow</text:a></text:p>
          </table:table-cell>
          <table:table-cell office:value-type="string">
            <text:p>Evocation</text:p>
          </table:table-cell>
          <table:table-cell office:value-type="string">
            <text:p>24 Hours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old-monster">Hold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holy-weapon">Holy Weapon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mmolation">Immolation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infernal-calling">Infernal Calling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sect-plague">Insect Plagu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legend-lore">Legend Lore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aelstrom">Maelstro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ss-cure-wounds">Mass Cure Wou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islead">Mislead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odify-memory">Modify Memory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negative-energy-flood">Negative Energy Floo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asswall">Passwall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lanar-binding">Planar Binding</text:a></text:p>
          </table:table-cell>
          <table:table-cell office:value-type="string">
            <text:p>Abjuration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ise-dead">Raise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arys-telepathic-bond">Rary's Telepathic Bond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eincarnate">Reincarn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crying">Scrying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eeming">Seeming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hutdown">Shutdown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kill-empowerment">Skill Empowermen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teel-wind-strike">Steel Wind Strik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celestial">Summon Celesti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draconic-spirit">Summon Draconic Spiri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draconic-spirit-ua">Summon Draconic Spirit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wift-quiver">Swift Quiver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ynaptic-static">Synaptic Static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elekinesis">Telekinesi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eleportation-circle">Teleportation Circle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1 round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emporal-shunt">Temporal Shunt</text:a></text:p>
          </table:table-cell>
          <table:table-cell office:value-type="string">
            <text:p>Transmutation DC</text:p>
          </table:table-cell>
          <table:table-cell office:value-type="string">
            <text:p>1 Re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ransmute-rock">Transmute Ro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ree-stride">Tree Strid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force">Wall of For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light">Wall of 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stone">Wall of Ston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rath-of-nature">Wrath Of Natu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rcane-gate">Arcane Gat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lade-barrier">Blade Barri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bones-of-the-earth">Bones of the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hain-lightning">Chain Lightning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ircle-of-death">Circle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fey">Conjure F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ontingency">Contingency</text:a></text:p>
          </table:table-cell>
          <table:table-cell office:value-type="string">
            <text:p>Evoc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reate-homunculus">Create Homunculus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reate-undead">Create Undead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isintegrate">Disintegr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rawmijs-instant-summons">Drawmij's Instant Summons</text:a></text:p>
          </table:table-cell>
          <table:table-cell office:value-type="string">
            <text:p>Conjur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ruid-grove">Druid Grove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yebite">Eyebit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find-the-path">Find the Path</text:a></text:p>
          </table:table-cell>
          <table:table-cell office:value-type="string">
            <text:p>Divination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 day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izbans-platinum-shield">Fizban's Platinum Shield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60f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izban-s-platinum-shield-ua">Fizban's Platinum Shield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flesh-to-stone">Flesh to Sto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orbiddance">Forbiddance</text:a></text:p>
          </table:table-cell>
          <table:table-cell office:value-type="string">
            <text:p>Abjuration</text:p>
          </table:table-cell>
          <table:table-cell office:value-type="string">
            <text:p>10 Minutes R</text:p>
          </table:table-cell>
          <table:table-cell office:value-type="string">
            <text:p>Touch</text:p>
          </table:table-cell>
          <table:table-cell office:value-type="string">
            <text:p>1 day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lobe-of-invulnerability">Globe of Invulnerabil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ravity-fissure">Gravity Fissure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Self (100-foot li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guards-and-wards">Guards and Wards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arm">Harm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eal">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heroes-feast">Heroes' Feast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estiture-of-flame">Investiture of Flam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estiture-of-ice">Investiture of Ic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estiture-of-stone">Investiture of Sto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estiture-of-wind">Investiture of Wind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gic-jar">Magic Jar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ss-suggestion">Mass Suggest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ental-prison">Mental Pris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ove-earth">Move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2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otherworldly-form">Otherworldly Form (UA)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otilukes-freezing-sphere">Otiluke's Freezing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ottos-irresistible-dance">Otto's Irresistible Danc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lanar-ally">Planar All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primordial-ward">Primordial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rogrammed-illusion">Programmed Illusi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sychic-crush">Psychic Crush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catter">Scatt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oul-cage">Soul Cage</text:a></text:p>
          </table:table-cell>
          <table:table-cell office:value-type="string">
            <text:p>Necromancy</text:p>
          </table:table-cell>
          <table:table-cell office:value-type="string">
            <text:p>Special</text:p>
          </table:table-cell>
          <table:table-cell office:value-type="string">
            <text:p>6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ummon-fiend">Summon Fie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sunbeam">Sunbea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ashas-otherworldly-guise">Tasha's Otherworldly Guis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ensers-transformation">Tenser's Transformat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ransport-via-plants">Transport via Plant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rue-seeing">True Seeing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ice">Wall of I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all-of-thorns">Wall of Thor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idogast-s-transmogrification-hb">Widogast's Transmogrification (HB)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wind-walk">Wind Walk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ord-of-recall">Word of Recal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celestial">Conjure Celestial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onjure-hezrou">Conjure Hezrou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create-magen">Create Magen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rown-of-stars">Crown of Sta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elayed-blast-fireball">Delayed Blast Fireb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ivine-word">Divine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raconic-transformation">Draconic Transformation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raconic-transformation-ua">Draconic Transformation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ream-of-the-blue-veil">Dream of the Blue Veil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20 feet</text:p>
          </table:table-cell>
          <table:table-cell office:value-type="string">
            <text:p>6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etherealness">Etherealnes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Up to 8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nger-of-death">Finger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ire-storm">Fire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orcecage">Forcecag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0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rage-arcane">Mirage Arcane</text:a></text:p>
          </table:table-cell>
          <table:table-cell office:value-type="string">
            <text:p>Illusion</text:p>
          </table:table-cell>
          <table:table-cell office:value-type="string">
            <text:p>10 Minutes</text:p>
          </table:table-cell>
          <table:table-cell office:value-type="string">
            <text:p>Sight</text:p>
          </table:table-cell>
          <table:table-cell office:value-type="string">
            <text:p>10 day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ordenkainens-magnificent-mansion">Mordenkainen's Magnificent Mansion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30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ordenkainens-sword">Mordenkainen's Swor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lane-shift">Plane Shif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ower-word-pain">Power Word: Pai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rismatic-spray">Prismatic Spra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project-image">Project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500 Miles</text:p>
          </table:table-cell>
          <table:table-cell office:value-type="string">
            <text:p>Concentration, up to 1 day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regenerate">Regenerate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resurrection">Resurrection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reverse-gravity">Reverse Gravit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equester">Seques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imulacrum">Simulacrum</text:a></text:p>
          </table:table-cell>
          <table:table-cell office:value-type="string">
            <text:p>Illusion</text:p>
          </table:table-cell>
          <table:table-cell office:value-type="string">
            <text:p>12 hours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ymbol">Symbol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eleport">Telepor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emple-of-the-gods">Temple of the Gods</text:a></text:p>
          </table:table-cell>
          <table:table-cell office:value-type="string">
            <text:p>Conjuration</text:p>
          </table:table-cell>
          <table:table-cell office:value-type="string">
            <text:p>1 hour</text:p>
          </table:table-cell>
          <table:table-cell office:value-type="string">
            <text:p>12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ether-essence">Tether Essence</text:a></text:p>
          </table:table-cell>
          <table:table-cell office:value-type="string">
            <text:p>Necromancy D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hirlwind">Whirl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minute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bi-dalzims-horrid-wilting">Abi-Dalzim's Horrid Wilting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animal-shapes">Animal Shape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24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antimagic-field">Antimagic Fiel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 sphere)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ntipathy-sympathy">Antipathy/Sympathy</text:a></text:p>
          </table:table-cell>
          <table:table-cell office:value-type="string">
            <text:p>Enchantment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clone">Clone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control-weather">Control Weather</text:a></text:p>
          </table:table-cell>
          <table:table-cell office:value-type="string">
            <text:p>Transmutation</text:p>
          </table:table-cell>
          <table:table-cell office:value-type="string">
            <text:p>10 Minutes</text:p>
          </table:table-cell>
          <table:table-cell office:value-type="string">
            <text:p>Self (5 mile radius)</text:p>
          </table:table-cell>
          <table:table-cell office:value-type="string">
            <text:p>Concentration, Up to 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dark-star">Dark Star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demiplane">Demiplan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dominate-monster">Dominate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earthquake">Earthquak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eeblemind">Feeblemi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glibness">Glibnes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holy-aura">Holy Aura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llusory-dragon">Illusory Drag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cendiary-cloud">Incendiary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addening-darkness">Maddening Darknes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0 minutes</text:p>
          </table:table-cell>
          <table:table-cell office:value-type="string">
            <text:p>V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maze">Maz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ghty-fortress">Mighty Fortres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1 mile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ind-blank">Mind Blank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ower-word-stun">Power Word: Stu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reality-break">Reality Break</text:a></text:p>
          </table:table-cell>
          <table:table-cell office:value-type="string">
            <text:p>Conjuration DC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sunburst">Sunbur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elepathy">Telepath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Unlimited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tsunami">Tsunami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ight</text:p>
          </table:table-cell>
          <table:table-cell office:value-type="string">
            <text:p>Concentration, up to 6 round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astral-projection">Astral Projection</text:a></text:p>
          </table:table-cell>
          <table:table-cell office:value-type="string">
            <text:p>Evocation</text:p>
          </table:table-cell>
          <table:table-cell office:value-type="string">
            <text:p>1 Hour</text:p>
          </table:table-cell>
          <table:table-cell office:value-type="string">
            <text:p>10 feet</text:p>
          </table:table-cell>
          <table:table-cell office:value-type="string">
            <text:p>Special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blade-of-disaster">Blade of Disaster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foresight">Foresight</text:a></text:p>
          </table:table-cell>
          <table:table-cell office:value-type="string">
            <text:p>Divin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gate">Gat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imprisonment">Imprisonment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invulnerability">Invulnerabil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ass-heal">Mass 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mass-polymorph">Mass 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meteor-swarm">Meteor Swa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 mile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ower-word-heal">Power Word: 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ower-word-kill">Power Word: Kill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rismatic-wall">Prismatic Wall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psychic-scream">Psychic Scream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ravenous-void">Ravenous Void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,0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hapechange">Shapechang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storm-of-vengeance">Storm of Vengeanc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ight</text:p>
          </table:table-cell>
          <table:table-cell office:value-type="string">
            <text:p>Concentration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ime-ravage">Time Ravage</text:a></text:p>
          </table:table-cell>
          <table:table-cell office:value-type="string">
            <text:p>Necromancy DC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ime-stop">Time Sto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dnd5e.wikidot.com/spell:true-polymorph">True 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true-resurrection">True Resurrection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dnd5e.wikidot.com/spell:weird">Weird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dnd5e.wikidot.com/spell:wish">Wis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5">07/05/2024</text:date>, <text:time>22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5T01:37:17.02</meta:creation-date>
    <dc:date>2024-07-05T22:35:26.61</dc:date>
    <meta:editing-duration>PT20H58M10S</meta:editing-duration>
    <meta:editing-cycles>2</meta:editing-cycles>
    <meta:generator>OpenOffice/4.1.13$Win32 OpenOffice.org_project/4113m1$Build-9810</meta:generator>
    <meta:document-statistic meta:table-count="3" meta:cell-count="3545" meta:object-count="0"/>
  </office:meta>
</office:document-meta>
</file>